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o" svg:font-family="Mono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556in" table:align="margins"/>
    </style:style>
    <style:style style:name="Table1.A" style:family="table-column">
      <style:table-column-properties style:column-width="3.7778in" style:rel-column-width="32767*"/>
    </style:style>
    <style:style style:name="Table1.B" style:family="table-column">
      <style:table-column-properties style:column-width="3.7778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5556in" table:align="margins"/>
    </style:style>
    <style:style style:name="Table2.A" style:family="table-column">
      <style:table-column-properties style:column-width="2.4375in" style:rel-column-width="21142*"/>
    </style:style>
    <style:style style:name="Table2.B" style:family="table-column">
      <style:table-column-properties style:column-width="5.1181in" style:rel-column-width="4439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5556in" table:align="margins"/>
    </style:style>
    <style:style style:name="Table3.A" style:family="table-column">
      <style:table-column-properties style:column-width="2.4375in" style:rel-column-width="21142*"/>
    </style:style>
    <style:style style:name="Table3.B" style:family="table-column">
      <style:table-column-properties style:column-width="5.1181in" style:rel-column-width="4439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Standard" style:list-style-name="L2"/>
    <style:style style:name="P5" style:family="paragraph" style:parent-style-name="Heading_20_3">
      <style:paragraph-properties fo:margin-left="0.5in" fo:margin-right="0.0071in" fo:text-indent="-0.5in" style:auto-text-indent="false">
        <style:tab-stops/>
      </style:paragraph-properties>
    </style:style>
    <style:style style:name="P6" style:family="paragraph" style:parent-style-name="sourcecode" style:list-style-name="L1"/>
    <style:style style:name="P7" style:family="paragraph" style:parent-style-name="sourcecode" style:list-style-name="L3"/>
    <style:style style:name="P8" style:family="paragraph" style:parent-style-name="Heading_20_2" style:list-style-name=""/>
    <style:style style:name="P9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>GSN Web Service Interface</text:h>
      <text:p text:style-name="Text_20_body"/>
      <text:p text:style-name="P3">Initial WSDL</text:p>
      <text:p text:style-name="sourcecode">http://&lt;GSN-IP&gt;:&lt;GSN-PORT&gt;/services/GSNWebService?wsdl </text:p>
      <text:p text:style-name="sourcecode">http://localhost:22001/services/GSNWebService?wsdl </text:p>
      <text:p text:style-name="sourcecode"/>
      <text:p text:style-name="Text_20_body"/>
      <text:p text:style-name="Text_20_body">If the AXIS Web Service is not already activated, uncomment configuration in:</text:p>
      <text:p text:style-name="sourcecode">webapp/WEB-INF/web.xml</text:p>
      <text:h text:style-name="P9" text:outline-level="2">Methods</text:h>
      <text:h text:style-name="P5" text:outline-level="3">listVirtualSensorNames</text:h>
      <text:h text:style-name="Heading_20_4" text:outline-level="4"><text:bookmark-start text:name="DDE_LINK2"/><text:bookmark-start text:name="DDE_LINK3"/>Definition</text:h>
      <text:p text:style-name="Standard">Returns the list of all the loaded Virtual Sensors names.</text:p>
      <text:h text:style-name="Heading_20_4" text:outline-level="4">Input Parameters</text:h>
      <text:p text:style-name="Text_20_body">None</text:p>
      <text:h text:style-name="Heading_20_4" text:outline-level="4">Example<text:bookmark-end text:name="DDE_LINK2"/><text:bookmark-end text:name="DDE_LINK3"/></text:h>
      <text:p text:style-name="P1">Request</text:p>
      <text:p text:style-name="sourcecode">&lt;soap:Envelope xmlns:soap="http://www.w3.org/2003/05/soap-envelope"&gt;</text:p>
      <text:p text:style-name="sourcecode"><text:s text:c="3"/>&lt;soap:Header/&gt;</text:p>
      <text:p text:style-name="sourcecode"><text:s text:c="3"/>&lt;soap:Body/&gt;</text:p>
      <text:p text:style-name="sourcecode">&lt;/soap:Envelope&gt;</text:p>
      <text:p text:style-name="Standard"/>
      <text:p text:style-name="P1">Response</text:p>
      <text:p text:style-name="sourcecode">&lt;soapenv:Envelope xmlns:soapenv="http://www.w3.org/2003/05/soap-envelope"&gt;</text:p>
      <text:p text:style-name="sourcecode"><text:s text:c="3"/>&lt;soapenv:Body&gt;</text:p>
      <text:p text:style-name="sourcecode"><text:s text:c="6"/>&lt;ns3:listVirtualSensorNamesResponse xmlns:ns3="http://standard.webservice.gsn"&gt;</text:p>
      <text:p text:style-name="sourcecode"><text:s text:c="9"/>&lt;ns3:virtualSensorName&gt;memoryplotvs&lt;/ns3:virtualSensorName&gt;</text:p>
      <text:p text:style-name="sourcecode"><text:s text:c="9"/>&lt;ns3:virtualSensorName&gt;memorymonitorvs&lt;/ns3:virtualSensorName&gt;</text:p>
      <text:p text:style-name="sourcecode"><text:s text:c="6"/>&lt;/ns3:listVirtualSensorNamesResponse&gt;</text:p>
      <text:p text:style-name="sourcecode"><text:s text:c="3"/>&lt;/soapenv:Body&gt;</text:p>
      <text:p text:style-name="sourcecode">&lt;/soapenv:Envelope&gt;</text:p>
      <text:p text:style-name="Standard"/>
      <text:h text:style-name="Heading_20_3" text:outline-level="3">listWrapperURLs</text:h>
      <text:h text:style-name="Heading_20_4" text:outline-level="4">Definition</text:h>
      <text:p text:style-name="Standard">Returns the list of all loaded wrappers urls. A wrapper URL is defined by the following fields:</text:p>
      <text:p text:style-name="Standard"/>
      <text:list xml:id="list955305916" text:style-name="L1">
        <text:list-item>
          <text:p text:style-name="P6"><text:span text:style-name="T1">String virtualSensor</text:span><text:span text:style-name="T2"> – The name of the Virtual Sensor embedding the wrapper.</text:span></text:p>
        </text:list-item>
        <text:list-item>
          <text:p text:style-name="P6"><text:span text:style-name="T1">String stream</text:span><text:span text:style-name="T2"> – The name of the input stream embedding the wrapper.</text:span></text:p>
        </text:list-item>
        <text:list-item>
          <text:p text:style-name="P6"><text:span text:style-name="T1">String source</text:span> – The alias of the source embedding the wrapper.</text:p>
        </text:list-item>
        <text:list-item>
          <text:p text:style-name="P6"><text:span text:style-name="T1">String wrapper</text:span> – The name of the wrapper.</text:p>
        </text:list-item>
      </text:list>
      <text:h text:style-name="Heading_20_4" text:outline-level="4">Input Parameters</text:h>
      <text:p text:style-name="Text_20_body">None</text:p>
      <text:h text:style-name="Heading_20_4" text:outline-level="4">Example</text:h>
      <text:p text:style-name="P2">Request</text:p>
      <text:p text:style-name="sourcecode">&lt;soap:Envelope xmlns:soap="http://www.w3.org/2003/05/soap-envelope"&gt;</text:p>
      <text:p text:style-name="sourcecode"><text:s text:c="3"/>&lt;soap:Header/&gt;</text:p>
      <text:p text:style-name="sourcecode"><text:s text:c="3"/>&lt;soap:Body/&gt;</text:p>
      <text:p text:style-name="sourcecode">&lt;/soap:Envelope&gt;</text:p>
      <text:p text:style-name="Standard"/>
      <text:p text:style-name="P1">Response</text:p>
      <text:p text:style-name="sourcecode">&lt;soapenv:Envelope xmlns:soapenv="http://www.w3.org/2003/05/soap-envelope"&gt;</text:p>
      <text:p text:style-name="sourcecode"><text:s text:c="3"/>&lt;soapenv:Body&gt;</text:p>
      <text:p text:style-name="sourcecode"><text:s text:c="6"/>&lt;ns3:listWrapperURLsResponse xmlns:ns3="http://standard.webservice.gsn"&gt;</text:p>
      <text:p text:style-name="sourcecode"><text:s text:c="9"/>&lt;ns3:wrapperURLs ns1:virtualSensor="memoryplotvs" ns1:source="source1" ns1:stream="DATA" ns1:wrapper="local" xmlns:ns1="http://standard.webservice.gsn/xsd"/&gt;</text:p>
      <text:p text:style-name="sourcecode"><text:s text:c="9"/>&lt;ns3:wrapperURLs ns1:virtualSensor="memorymonitorvs" ns1:source="source1" ns1:stream="input1" ns1:wrapper="memory-usage" xmlns:ns1="http://standard.webservice.gsn/xsd"/&gt;</text:p>
      <text:p text:style-name="sourcecode"><text:s text:c="6"/>&lt;/ns3:listWrapperURLsResponse&gt;</text:p>
      <text:p text:style-name="sourcecode"><text:s text:c="3"/>&lt;/soapenv:Body&gt;</text:p>
      <text:p text:style-name="sourcecode">&lt;/soapenv:Envelope&gt;</text:p>
      <text:p text:style-name="Standard"/>
      <text:h text:style-name="Heading_20_3" text:outline-level="3"><text:soft-page-break/>getContainerInfo</text:h>
      <text:h text:style-name="Heading_20_4" text:outline-level="4">Definition</text:h>
      <text:p text:style-name="Standard">Returns the GSN container informations.</text:p>
      <text:h text:style-name="Heading_20_4" text:outline-level="4">Input Parameters</text:h>
      <text:p text:style-name="Text_20_body">None</text:p>
      <text:h text:style-name="Heading_20_4" text:outline-level="4">Example</text:h>
      <text:p text:style-name="P2">Request</text:p>
      <text:p text:style-name="sourcecode">&lt;soap:Envelope xmlns:soap="http://www.w3.org/2003/05/soap-envelope"&gt;</text:p>
      <text:p text:style-name="sourcecode"><text:s text:c="3"/>&lt;soap:Header/&gt;</text:p>
      <text:p text:style-name="sourcecode"><text:s text:c="3"/>&lt;soap:Body/&gt;</text:p>
      <text:p text:style-name="sourcecode">&lt;/soap:Envelope&gt;</text:p>
      <text:p text:style-name="Standard"/>
      <text:p text:style-name="P1">Response</text:p>
      <text:p text:style-name="sourcecode">&lt;soapenv:Envelope xmlns:soapenv="http://www.w3.org/2003/05/soap-envelope"&gt;</text:p>
      <text:p text:style-name="sourcecode"><text:s text:c="3"/>&lt;soapenv:Body&gt;</text:p>
      <text:p text:style-name="sourcecode"><text:s text:c="6"/>&lt;ns3:getContainerInfoResponse xmlns:ns3="http://standard.webservice.gsn"&gt;</text:p>
      <text:p text:style-name="sourcecode"><text:s text:c="9"/>&lt;ns3:containerDetails&gt;</text:p>
      <text:p text:style-name="sourcecode"><text:s text:c="12"/>&lt;ns1:port xmlns:ns1="http://standard.webservice.gsn/xsd"&gt;22001&lt;/ns1:port&gt;</text:p>
      <text:p text:style-name="sourcecode"><text:s text:c="12"/>&lt;ns1:author xmlns:ns1="http://standard.webservice.gsn/xsd"&gt;GSN Development Team.&lt;/ns1:author&gt;</text:p>
      <text:p text:style-name="sourcecode"><text:s text:c="12"/>&lt;ns1:description xmlns:ns1="http://standard.webservice.gsn/xsd"&gt;Not Provided&lt;/ns1:description&gt;</text:p>
      <text:p text:style-name="sourcecode"><text:s text:c="12"/>&lt;ns1:email xmlns:ns1="http://standard.webservice.gsn/xsd"&gt;my email address&lt;/ns1:email&gt;</text:p>
      <text:p text:style-name="sourcecode"><text:s text:c="12"/>&lt;ns1:name xmlns:ns1="http://standard.webservice.gsn/xsd"&gt;GSN Server&lt;/ns1:name&gt;</text:p>
      <text:p text:style-name="sourcecode"><text:s text:c="12"/>&lt;ns1:timeFormat xmlns:ns1="http://standard.webservice.gsn/xsd"&gt;dd/MM/yyyy HH:mm:ss Z&lt;/ns1:timeFormat&gt;</text:p>
      <text:p text:style-name="sourcecode"><text:s text:c="9"/>&lt;/ns3:containerDetails&gt;</text:p>
      <text:p text:style-name="sourcecode"><text:s text:c="6"/>&lt;/ns3:getContainerInfoResponse&gt;</text:p>
      <text:p text:style-name="sourcecode"><text:s text:c="3"/>&lt;/soapenv:Body&gt;</text:p>
      <text:p text:style-name="sourcecode">&lt;/soapenv:Envelope&gt;</text:p>
      <text:h text:style-name="Heading_20_3" text:outline-level="3">getMultiData</text:h>
      <text:h text:style-name="Heading_20_4" text:outline-level="4">Definition</text:h>
      <text:p text:style-name="Standard">Returns the data for a specific set of Virtual Sensors and their field. In order to limit the memory consumption when requesting a large amount of data, the data is returned by pages. Each page contains a maximum of 1000 stream elements per each virtual sensor. </text:p>
      <text:p text:style-name="Standard">Each virtual sensor resultset is attached to a unique sequence number which will be used to fetch the next pages (with the getNextData method) in case (check the hasNext flag) there is more data for the query.</text:p>
      <text:h text:style-name="Heading_20_5" text:outline-level="5">Output Selection</text:h>
      <text:p text:style-name="Standard">The selection of the data returned can be made either by the virtual sensor names, or the virtual sensor field names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elect all the fields from all the Virtual Sensors</text:p>
          </table:table-cell>
          <table:table-cell table:style-name="Table1.B1" office:value-type="string">
            <text:p text:style-name="sourcecode">&lt;stan:fieldSelector xsd:vsname="ALL"&gt;</text:p>
            <text:p text:style-name="sourcecode">&lt;/stan:fieldSelector&gt;</text:p>
          </table:table-cell>
        </table:table-row>
        <table:table-row>
          <table:table-cell table:style-name="Table1.A2" office:value-type="string">
            <text:p text:style-name="Table_20_Contents">Select all the fields from a specific Virtual Sensor</text:p>
          </table:table-cell>
          <table:table-cell table:style-name="Table1.B2" office:value-type="string">
            <text:p text:style-name="sourcecode">&lt;stan:fieldSelector xsd:vsname="memorymonitorvs"&gt;</text:p>
            <text:p text:style-name="sourcecode">&lt;/stan:fieldSelector&gt;</text:p>
          </table:table-cell>
        </table:table-row>
        <table:table-row>
          <table:table-cell table:style-name="Table1.A2" office:value-type="string">
            <text:p text:style-name="Table_20_Contents">Select a specific set of fields from a specific Virtual Sensor</text:p>
          </table:table-cell>
          <table:table-cell table:style-name="Table1.B2" office:value-type="string">
            <text:p text:style-name="sourcecode">&lt;stan:fieldSelector xsd:vsname="memorymonitorvs"&gt;<text:line-break/> <text:s text:c="3"/>&lt;xsd:fieldNames&gt;heap&lt;/xsd:fieldNames&gt;</text:p>
            <text:p text:style-name="sourcecode"><text:s text:c="4"/>&lt;xsd:fieldNames&gt;non_heap&lt;/xsd:fieldNames&gt;</text:p>
            <text:p text:style-name="sourcecode">&lt;/stan:fieldSelector&gt;</text:p>
          </table:table-cell>
        </table:table-row>
        <table:table-row>
          <table:table-cell table:style-name="Table1.A2" office:value-type="string">
            <text:p text:style-name="Table_20_Contents">Select a specific set of fields from all the virtual sensors</text:p>
          </table:table-cell>
          <table:table-cell table:style-name="Table1.B2" office:value-type="string">
            <text:p text:style-name="sourcecode">&lt;stan:fieldSelector xsd:vsname="ALL"&gt;<text:line-break/> <text:s text:c="3"/>&lt;xsd:fieldNames&gt;heap&lt;/xsd:fieldNames&gt;</text:p>
            <text:p text:style-name="sourcecode"><text:s text:c="4"/>&lt;xsd:fieldNames&gt;non_heap&lt;/xsd:fieldNames&gt;</text:p>
            <text:p text:style-name="sourcecode">&lt;/stan:fieldSelector&gt;</text:p>
          </table:table-cell>
        </table:table-row>
      </table:table>
      <text:p text:style-name="Standard"/>
      <text:h text:style-name="Heading_20_5" text:outline-level="5">Standard Criterion</text:h>
      <text:p text:style-name="Text_20_body">The data can be filtered according to a set of conditions, each of them composed of the following parameters:</text:p>
      <text:list xml:id="list191777588" text:continue-numbering="true" text:style-name="L1">
        <text:list-item>
          <text:p text:style-name="P6"><text:span text:style-name="T1">String critJoin</text:span><text:span text:style-name="T2"> (</text:span><text:bookmark-start text:name="DDE_LINK4"/><text:span text:style-name="T2">Mandatory</text:span><text:bookmark-end text:name="DDE_LINK4"/><text:span text:style-name="T2">) <text:s text:c="4"/>– An operator to join the condition to the query. Must be in { “AND”, “OR” }.</text:span></text:p>
        </text:list-item>
        <text:list-item>
          <text:p text:style-name="P6"><text:span text:style-name="T1">String critNeg</text:span> (<text:span text:style-name="T2">Mandatory</text:span>) <text:s text:c="5"/>– An operator to enable the negation of this condition. Must be in { “”, “NOT” }.</text:p>
        </text:list-item>
        <text:list-item>
          <text:p text:style-name="P6"><text:span text:style-name="T1">String critField</text:span> (<text:span text:style-name="T2">Mandatory</text:span>) <text:s text:c="3"/>– Defines the field (or all the fields) on which this condition apply. <text:line-break/> <text:s text:c="33"/>Must be in { &lt;fieldname&gt;, “ALL” }.</text:p>
        </text:list-item>
        <text:list-item>
          <text:p text:style-name="P6"><text:span text:style-name="T1">String critVsname</text:span> (<text:span text:style-name="T2">Mandatory</text:span>) <text:s text:c="2"/>– Defines the virtual sensors (or all the virtual sensors) on which this condition<text:line-break/> <text:s text:c="33"/>apply. Must be in { &lt;vsname&gt;, “ALL” }.</text:p>
        </text:list-item>
        <text:list-item>
          <text:p text:style-name="P6"><text:soft-page-break/><text:span text:style-name="T1">String critValue</text:span> (<text:span text:style-name="T2">Mandatory</text:span>) <text:s text:c="3"/>– Sets the value for this condition.</text:p>
        </text:list-item>
        <text:list-item>
          <text:p text:style-name="P6"><text:span text:style-name="T1">String critOperator</text:span> (<text:span text:style-name="T2">Mandatory</text:span>) – Sets the operator for this condition. <text:line-break/> <text:s text:c="33"/>Must be in { “le” (&lt;), “leq” (&lt;=), “ge” (&gt;), “geq” (&gt;=), “eq” (equal), “like” }.</text:p>
        </text:list-item>
      </text:list>
      <text:p text:style-name="Standard"><text:s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Select only the tuples for which the heap field is greater than 1000 ...</text:p>
          </table:table-cell>
          <table:table-cell table:style-name="Table2.B1" office:value-type="string">
            <text:p text:style-name="sourcecode">&lt;stan:conditions xsd1:critJoin="AND" xsd1:field="heap" xsd1:negation="" xsd1:operator="ge" xsd1:value="10000" xsd1:vsname="ALL"/&gt;</text:p>
          </table:table-cell>
        </table:table-row>
        <table:table-row>
          <table:table-cell table:style-name="Table2.A2" office:value-type="string">
            <text:p text:style-name="Table_20_Contents">… or the heap field is smaller than 0 ...</text:p>
          </table:table-cell>
          <table:table-cell table:style-name="Table2.B2" office:value-type="string">
            <text:p text:style-name="sourcecode">&lt;stan:conditions xsd1:critJoin="OR" xsd1:field="heap" xsd1:negation="" xsd1:operator="le" xsd1:value="0" xsd1:vsname="ALL"/&gt;</text:p>
          </table:table-cell>
        </table:table-row>
      </table:table>
      <text:p text:style-name="Standard"/>
      <text:h text:style-name="Heading_20_5" text:outline-level="5">Aggregation</text:h>
      <text:p text:style-name="Text_20_body">The data can be aggregated over the time, according to the following functions:</text:p>
      <text:list xml:id="list2167448069" text:continue-numbering="true" text:style-name="L1">
        <text:list-item>
          <text:p text:style-name="P6"><text:span text:style-name="T1">String groupOperator</text:span> (<text:span text:style-name="T2">Mandatory</text:span>) <text:s/>– The aggregation function. Must be in { “MAX”, “MIN”, “AVG” }</text:p>
        </text:list-item>
        <text:list-item>
          <text:p text:style-name="P6"><text:span text:style-name="T1">String timeRange</text:span> (<text:span text:style-name="T2">Mandatory</text:span>) <text:s text:c="5"/>– The aggregation period, in millisecond.</text:p>
        </text:list-item>
      </text:list>
      <text:p text:style-name="Standard"><text:s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Aggregate the data by getting the average over one second.</text:p>
          </table:table-cell>
          <table:table-cell table:style-name="Table3.B1" office:value-type="string">
            <text:p text:style-name="sourcecode">&lt;stan:aggregation xsd1:groupOperator="AVG" xsd1:timeRange="1000"/&gt;</text:p>
          </table:table-cell>
        </table:table-row>
      </table:table>
      <text:p text:style-name="Standard"/>
      <text:h text:style-name="Heading_20_4" text:outline-level="4">Input Parameters</text:h>
      <text:list xml:id="list2082200081" text:continue-numbering="true" text:style-name="L1">
        <text:list-item>
          <text:p text:style-name="P6"><text:bookmark-start text:name="DDE_LINK"/><text:span text:style-name="T1">FieldSelector[] virtualSensors</text:span><text:span text:style-name="T2"> (Mandatory) – the data selection.</text:span></text:p>
        </text:list-item>
        <text:list-item>
          <text:p text:style-name="P6"><text:span text:style-name="T1">long from</text:span> (Optional) – Defines a lower time (epoch) for the data to be returned.</text:p>
        </text:list-item>
        <text:list-item>
          <text:p text:style-name="P6"><text:span text:style-name="T1">long to</text:span> (Optional) – Defines a upper time (epoch) for the data to be returned.</text:p>
        </text:list-item>
        <text:list-item>
          <text:p text:style-name="P6"><text:span text:style-name="T1">long nb</text:span> (Optional) – <text:bookmark-end text:name="DDE_LINK"/>Define the maximal number of data to be returned. Note that this is not related to the pagination<text:line-break/> <text:s text:c="20"/>mecanism.</text:p>
        </text:list-item>
        <text:list-item>
          <text:p text:style-name="P6"><text:span text:style-name="T1">StandardCriterion[] conditions</text:span> (Optional) – A set of conditions for the query.</text:p>
        </text:list-item>
        <text:list-item>
          <text:p text:style-name="P6"><text:span text:style-name="T1">AggregationCriterion aggregation</text:span> (Optional) – An aggregation function applied to all the fields.</text:p>
        </text:list-item>
      </text:list>
      <text:h text:style-name="Heading_20_4" text:outline-level="4">Example</text:h>
      <text:p text:style-name="P1">Request</text:p>
      <text:p text:style-name="sourcecode">&lt;soap:Envelope xmlns:soap="http://www.w3.org/2003/05/soap-envelope" xmlns:stan="http://standard.webservice.gsn" xmlns:xsd="http://standard.webservice.gsn/xsd" xmlns:xsd1="http://datarequest.http.gsn/xsd"&gt;</text:p>
      <text:p text:style-name="sourcecode"><text:s text:c="3"/>&lt;soap:Header/&gt;</text:p>
      <text:p text:style-name="sourcecode"><text:s text:c="3"/>&lt;soap:Body&gt;</text:p>
      <text:p text:style-name="sourcecode"><text:s text:c="6"/>&lt;stan:getMultiData stan:from="1271638922851" stan:to="1281638922851" stan:nb="2" stan:timeFormat="unix"&gt;</text:p>
      <text:p text:style-name="sourcecode"><text:s text:c="9"/>&lt;!--Zero or more repetitions:--&gt;</text:p>
      <text:p text:style-name="sourcecode"><text:s text:c="9"/>&lt;stan:fieldSelector xsd:vsname="ALL"&gt;</text:p>
      <text:p text:style-name="sourcecode"><text:s text:c="12"/>&lt;!--Zero or more repetitions:--&gt;</text:p>
      <text:p text:style-name="sourcecode"><text:s text:c="12"/>&lt;xsd:fieldNames&gt;heap&lt;/xsd:fieldNames&gt;</text:p>
      <text:p text:style-name="sourcecode"><text:s text:c="12"/>&lt;xsd:fieldNames&gt;non_heap&lt;/xsd:fieldNames&gt;</text:p>
      <text:p text:style-name="sourcecode"><text:s text:c="9"/>&lt;/stan:fieldSelector&gt;</text:p>
      <text:p text:style-name="sourcecode"><text:s text:c="9"/>&lt;!--Zero or more repetitions:--&gt;</text:p>
      <text:p text:style-name="sourcecode"><text:s text:c="9"/>&lt;stan:conditions xsd1:critJoin="AND" xsd1:field="heap" xsd1:negation="" xsd1:operator="ge" xsd1:value="10000" xsd1:vsname="ALL"/&gt;</text:p>
      <text:p text:style-name="sourcecode"><text:s text:c="9"/>&lt;!--Optional:--&gt;</text:p>
      <text:p text:style-name="sourcecode"><text:s text:c="9"/>&lt;stan:aggregation xsd1:groupOperator="AVG" xsd1:timeRange="1000"/&gt;</text:p>
      <text:p text:style-name="sourcecode"><text:s text:c="6"/>&lt;/stan:getMultiData&gt;</text:p>
      <text:p text:style-name="sourcecode"><text:s text:c="3"/>&lt;/soap:Body&gt;</text:p>
      <text:p text:style-name="sourcecode">&lt;/soap:Envelope&gt;</text:p>
      <text:p text:style-name="P1"/>
      <text:p text:style-name="P1">Response</text:p>
      <text:p text:style-name="sourcecode">&lt;soapenv:Envelope xmlns:soapenv="http://www.w3.org/2003/05/soap-envelope"&gt;</text:p>
      <text:p text:style-name="sourcecode"><text:s text:c="3"/>&lt;soapenv:Body&gt;</text:p>
      <text:p text:style-name="sourcecode"><text:s text:c="6"/>&lt;ns3:getMultiDataResponse xmlns:ns3="http://standard.webservice.gsn"&gt;</text:p>
      <text:p text:style-name="sourcecode"><text:s text:c="9"/>&lt;ns3:queryResult ns1:hasNext="false" ns1:vsname="memorymonitorvs" ns1:sid="477ea289-5197-41b4-8af1-407379c5dedc" xmlns:ns1="http://standard.webservice.gsn/xsd"&gt;</text:p>
      <text:p text:style-name="sourcecode"><text:s text:c="12"/>&lt;ns1:format&gt;</text:p>
      <text:p text:style-name="sourcecode"><text:s text:c="15"/>&lt;ns1:field ns1:name="heap" ns1:type="Double"/&gt;</text:p>
      <text:p text:style-name="sourcecode"><text:s text:c="15"/>&lt;ns1:field ns1:name="non_heap" ns1:type="Double"/&gt;</text:p>
      <text:p text:style-name="sourcecode"><text:s text:c="15"/>&lt;ns1:field ns1:name="aggregation_interval" ns1:type="Double"/&gt;</text:p>
      <text:p text:style-name="sourcecode"><text:s text:c="12"/>&lt;/ns1:format&gt;</text:p>
      <text:p text:style-name="sourcecode"><text:s text:c="12"/>&lt;ns1:streamElements ns1:timed="1272641983386"&gt;</text:p>
      <text:p text:style-name="sourcecode"><text:s text:c="15"/>&lt;ns1:field&gt;1.0505856E7&lt;/ns1:field&gt;</text:p>
      <text:p text:style-name="sourcecode"><text:s text:c="15"/>&lt;ns1:field&gt;3.1908552E7&lt;/ns1:field&gt;</text:p>
      <text:p text:style-name="sourcecode"><text:s text:c="15"/>&lt;ns1:field&gt;1.272641983E9&lt;/ns1:field&gt;</text:p>
      <text:p text:style-name="sourcecode"><text:s text:c="12"/>&lt;/ns1:streamElements&gt;</text:p>
      <text:p text:style-name="sourcecode"><text:s text:c="12"/>&lt;ns1:streamElements ns1:timed="1272641973364"&gt;</text:p>
      <text:p text:style-name="sourcecode"><text:s text:c="15"/>&lt;ns1:field&gt;9758904.0&lt;/ns1:field&gt;</text:p>
      <text:p text:style-name="sourcecode"><text:s text:c="15"/>&lt;ns1:field&gt;3.1908552E7&lt;/ns1:field&gt;</text:p>
      <text:p text:style-name="sourcecode"><text:s text:c="15"/>&lt;ns1:field&gt;1.272641973E9&lt;/ns1:field&gt;</text:p>
      <text:p text:style-name="sourcecode"><text:s text:c="12"/>&lt;/ns1:streamElements&gt;</text:p>
      <text:p text:style-name="sourcecode"><text:s text:c="12"/>&lt;ns1:executedQuery&gt;select avg(pk) as pk, avg(heap) as heap, avg(non_heap) as non_heap, avg(timed) as timed, floor(timed/1000) as aggregation_interval from memorymonitorvs where <text:s/>timed &gt; 1271638922851 and <text:s/>timed &amp;lt;= 1281638922851 and <text:s/>heap &gt; 10000 and <text:s/>pk &amp;lt; 9223372036854775807 group by aggregation_interval desc (size: 2 offset: 0)&lt;/ns1:executedQuery&gt;</text:p>
      <text:p text:style-name="sourcecode"><text:soft-page-break/><text:s text:c="9"/>&lt;/ns3:queryResult&gt;</text:p>
      <text:p text:style-name="sourcecode"><text:s text:c="6"/>&lt;/ns3:getMultiDataResponse&gt;</text:p>
      <text:p text:style-name="sourcecode"><text:s text:c="3"/>&lt;/soapenv:Body&gt;</text:p>
      <text:p text:style-name="sourcecode">&lt;/soapenv:Envelope&gt;</text:p>
      <text:h text:style-name="P8" text:outline-level="2">getLatestMultiData</text:h>
      <text:h text:style-name="Heading_20_4" text:outline-level="4">Definition</text:h>
      <text:p text:style-name="Standard">Returns the last Stream Element for a selection of virtual sensors and fields.</text:p>
      <text:h text:style-name="Heading_20_4" text:outline-level="4">Input Parameters</text:h>
      <text:list xml:id="list980312421" text:continue-numbering="true" text:style-name="L1">
        <text:list-item>
          <text:p text:style-name="P6"><text:span text:style-name="T1">FieldSelector[] virtualSensors</text:span><text:span text:style-name="T2"> (Mandatory) – the data selection.</text:span></text:p>
        </text:list-item>
      </text:list>
      <text:h text:style-name="Heading_20_4" text:outline-level="4">Example</text:h>
      <text:p text:style-name="P2">Request</text:p>
      <text:p text:style-name="sourcecode">&lt;soap:Envelope xmlns:soap="http://www.w3.org/2003/05/soap-envelope" xmlns:stan="http://standard.webservice.gsn" xmlns:xsd="http://standard.webservice.gsn/xsd"&gt;</text:p>
      <text:p text:style-name="sourcecode"><text:s text:c="3"/>&lt;soap:Header/&gt;</text:p>
      <text:p text:style-name="sourcecode"><text:s text:c="3"/>&lt;soap:Body&gt;</text:p>
      <text:p text:style-name="sourcecode"><text:s text:c="6"/>&lt;stan:getLatestMultiData stan:timeFormat="unix"&gt;</text:p>
      <text:p text:style-name="sourcecode"><text:s text:c="9"/>&lt;!--Zero or more repetitions:--&gt;</text:p>
      <text:p text:style-name="sourcecode"><text:s text:c="9"/>&lt;stan:fieldSelector xsd:vsname="ALL"&gt;</text:p>
      <text:p text:style-name="sourcecode"><text:s text:c="9"/>&lt;/stan:fieldSelector&gt;</text:p>
      <text:p text:style-name="sourcecode"><text:s text:c="6"/>&lt;/stan:getLatestMultiData&gt;</text:p>
      <text:p text:style-name="sourcecode"><text:s text:c="3"/>&lt;/soap:Body&gt;</text:p>
      <text:p text:style-name="sourcecode">&lt;/soap:Envelope&gt;</text:p>
      <text:p text:style-name="Standard"/>
      <text:p text:style-name="P1">Response</text:p>
      <text:p text:style-name="sourcecode">&lt;soapenv:Envelope xmlns:soapenv="http://www.w3.org/2003/05/soap-envelope"&gt;</text:p>
      <text:p text:style-name="sourcecode"><text:s text:c="3"/>&lt;soapenv:Body&gt;</text:p>
      <text:p text:style-name="sourcecode"><text:s text:c="6"/>&lt;ns3:getLatestMultiDataResponse xmlns:ns3="http://standard.webservice.gsn"&gt;</text:p>
      <text:p text:style-name="sourcecode"><text:s text:c="9"/>&lt;ns3:queryResult ns1:hasNext="false" ns1:vsname="memoryplotvs" ns1:sid="d4fc8518-74da-4749-bb93-d8348acec79d" xmlns:ns1="http://standard.webservice.gsn/xsd"&gt;</text:p>
      <text:p text:style-name="sourcecode"><text:s text:c="12"/>&lt;ns1:format&gt;</text:p>
      <text:p text:style-name="sourcecode"><text:s text:c="15"/>&lt;ns1:field ns1:name="data" ns1:type="Binary"/&gt;</text:p>
      <text:p text:style-name="sourcecode"><text:s text:c="12"/>&lt;/ns1:format&gt;</text:p>
      <text:p text:style-name="sourcecode"><text:s text:c="12"/>&lt;ns1:streamElements ns1:timed="1272642205705"&gt;</text:p>
      <text:p text:style-name="sourcecode"><text:s text:c="15"/>&lt;ns1:field&gt;[B@1767d16&lt;/ns1:field&gt;</text:p>
      <text:p text:style-name="sourcecode"><text:s text:c="12"/>&lt;/ns1:streamElements&gt;</text:p>
      <text:p text:style-name="sourcecode"><text:s text:c="12"/>&lt;ns1:executedQuery&gt;select pk, data, timed from memoryplotvs where <text:s/>pk &amp;lt; 9223372036854775807 order by timed desc (size: 1 offset: 0)&lt;/ns1:executedQuery&gt;</text:p>
      <text:p text:style-name="sourcecode"><text:s text:c="9"/>&lt;/ns3:queryResult&gt;</text:p>
      <text:p text:style-name="sourcecode"><text:s text:c="9"/>&lt;ns3:queryResult ns1:hasNext="false" ns1:vsname="memorymonitorvs" ns1:sid="7b87675b-dbcd-423c-b785-1b3bf4466ad3" xmlns:ns1="http://standard.webservice.gsn/xsd"&gt;</text:p>
      <text:p text:style-name="sourcecode"><text:s text:c="12"/>&lt;ns1:format&gt;</text:p>
      <text:p text:style-name="sourcecode"><text:s text:c="15"/>&lt;ns1:field ns1:name="heap" ns1:type="Double"/&gt;</text:p>
      <text:p text:style-name="sourcecode"><text:s text:c="15"/>&lt;ns1:field ns1:name="non_heap" ns1:type="Double"/&gt;</text:p>
      <text:p text:style-name="sourcecode"><text:s text:c="15"/>&lt;ns1:field ns1:name="pending_finalization_count" ns1:type="Double"/&gt;</text:p>
      <text:p text:style-name="sourcecode"><text:s text:c="12"/>&lt;/ns1:format&gt;</text:p>
      <text:p text:style-name="sourcecode"><text:s text:c="12"/>&lt;ns1:streamElements ns1:timed="1272642225543"&gt;</text:p>
      <text:p text:style-name="sourcecode"><text:s text:c="15"/>&lt;ns1:field&gt;7153616.0&lt;/ns1:field&gt;</text:p>
      <text:p text:style-name="sourcecode"><text:s text:c="15"/>&lt;ns1:field&gt;3.1935048E7&lt;/ns1:field&gt;</text:p>
      <text:p text:style-name="sourcecode"><text:s text:c="15"/>&lt;ns1:field&gt;0.0&lt;/ns1:field&gt;</text:p>
      <text:p text:style-name="sourcecode"><text:s text:c="12"/>&lt;/ns1:streamElements&gt;</text:p>
      <text:p text:style-name="sourcecode"><text:s text:c="12"/>&lt;ns1:executedQuery&gt;select pk, heap, non_heap, pending_finalization_count, timed from memorymonitorvs where <text:s/>pk &amp;lt; 9223372036854775807 order by timed desc (size: 1 offset: 0)&lt;/ns1:executedQuery&gt;</text:p>
      <text:p text:style-name="sourcecode"><text:s text:c="9"/>&lt;/ns3:queryResult&gt;</text:p>
      <text:p text:style-name="sourcecode"><text:s text:c="6"/>&lt;/ns3:getLatestMultiDataResponse&gt;</text:p>
      <text:p text:style-name="sourcecode"><text:s text:c="3"/>&lt;/soapenv:Body&gt;</text:p>
      <text:p text:style-name="sourcecode">&lt;/soapenv:Envelope&gt;</text:p>
      <text:h text:style-name="P8" text:outline-level="2">getVirtualSensorDetails</text:h>
      <text:h text:style-name="Heading_20_4" text:outline-level="4">Definition</text:h>
      <text:p text:style-name="Standard">Returns a combinaison of the virtual sensor information available.</text:p>
      <text:h text:style-name="Heading_20_4" text:outline-level="4">Input Parameters</text:h>
      <text:list xml:id="list1124047643" text:continue-numbering="true" text:style-name="L1">
        <text:list-item>
          <text:p text:style-name="P6"><text:bookmark-start text:name="DDE_LINK51"/><text:span text:style-name="T1">FieldSelector[] virtualSensors</text:span><text:span text:style-name="T2"> (Mandatory) – the data selection.</text:span><text:bookmark-end text:name="DDE_LINK51"/></text:p>
        </text:list-item>
        <text:list-item>
          <text:p text:style-name="P6"><text:span text:style-name="T1">String[] detailsType</text:span><text:span text:style-name="T2"> (Mandatory) – The types of details returned. Must be in { “ADDRESSING”, “</text:span><text:bookmark-start text:name="DDE_LINK1"/><text:span text:style-name="T2">PROCESSOR</text:span><text:bookmark-end text:name="DDE_LINK1"/><text:span text:style-name="T2">”, “INFO”,<text:line-break/> <text:s text:c="78"/>“OUTPUTSTRUCTURE”, “WRAPPER” }.</text:span></text:p>
        </text:list-item>
      </text:list>
      <text:h text:style-name="Heading_20_4" text:outline-level="4"><text:soft-page-break/>Example</text:h>
      <text:p text:style-name="P2">Request</text:p>
      <text:p text:style-name="sourcecode">&lt;soap:Envelope xmlns:soap="http://www.w3.org/2003/05/soap-envelope" xmlns:stan="http://standard.webservice.gsn" xmlns:xsd="http://standard.webservice.gsn/xsd"&gt;</text:p>
      <text:p text:style-name="sourcecode"><text:s text:c="3"/>&lt;soap:Header/&gt;</text:p>
      <text:p text:style-name="sourcecode"><text:s text:c="3"/>&lt;soap:Body&gt;</text:p>
      <text:p text:style-name="sourcecode"><text:s text:c="6"/>&lt;stan:getVirtualSensorsDetails&gt;</text:p>
      <text:p text:style-name="sourcecode"><text:s text:c="9"/>&lt;!--Zero or more repetitions:--&gt;</text:p>
      <text:p text:style-name="sourcecode"><text:s text:c="9"/>&lt;stan:fieldSelector xsd:vsname="ALL"/&gt;</text:p>
      <text:p text:style-name="sourcecode"><text:s text:c="9"/>&lt;!--Zero or more repetitions:--&gt;</text:p>
      <text:p text:style-name="sourcecode"><text:s text:c="9"/>&lt;stan:detailsType&gt;ADDRESSING&lt;/stan:detailsType&gt;</text:p>
      <text:p text:style-name="sourcecode"><text:s text:c="9"/>&lt;stan:detailsType&gt;INFO&lt;/stan:detailsType&gt;</text:p>
      <text:p text:style-name="sourcecode"><text:s text:c="6"/>&lt;/stan:getVirtualSensorsDetails&gt;</text:p>
      <text:p text:style-name="sourcecode"><text:s text:c="3"/>&lt;/soap:Body&gt;</text:p>
      <text:p text:style-name="sourcecode">&lt;/soap:Envelope&gt;</text:p>
      <text:p text:style-name="sourcecode"/>
      <text:p text:style-name="P1">Response</text:p>
      <text:p text:style-name="sourcecode">&lt;soapenv:Envelope xmlns:soapenv="http://www.w3.org/2003/05/soap-envelope"&gt;</text:p>
      <text:p text:style-name="sourcecode"><text:s text:c="3"/>&lt;soapenv:Body&gt;</text:p>
      <text:p text:style-name="sourcecode"><text:s text:c="6"/>&lt;ns3:getVirtualSensorsDetailsResponse xmlns:ns3="http://standard.webservice.gsn"&gt;</text:p>
      <text:p text:style-name="sourcecode"><text:s text:c="9"/>&lt;ns3:virtualSensorDetails ns1:vsname="memoryplotvs" xmlns:ns1="http://standard.webservice.gsn/xsd"&gt;</text:p>
      <text:p text:style-name="sourcecode"><text:s text:c="12"/>&lt;ns1:addressing&gt;</text:p>
      <text:p text:style-name="sourcecode"><text:s text:c="15"/>&lt;ns1:predicates ns1:name="geographical"&gt;Not Specified, please edit the file</text:p>
      <text:p text:style-name="sourcecode"><text:tab/><text:tab/><text:tab/>$INSTALL_PATH/virtual-sensors/memoryPlotVS.xml&lt;/ns1:predicates&gt;</text:p>
      <text:p text:style-name="sourcecode"><text:s text:c="12"/>&lt;/ns1:addressing&gt;</text:p>
      <text:p text:style-name="sourcecode"><text:s text:c="12"/>&lt;ns1:info&gt;</text:p>
      <text:p text:style-name="sourcecode"><text:s text:c="15"/>&lt;ns1:description&gt;Not Specified, please edit the file</text:p>
      <text:p text:style-name="sourcecode"><text:tab/><text:tab/>$INSTALL_PATH/virtual-sensors/memoryPlotVS.xml&lt;/ns1:description&gt;</text:p>
      <text:p text:style-name="sourcecode"><text:s text:c="12"/>&lt;/ns1:info&gt;</text:p>
      <text:p text:style-name="sourcecode"><text:s text:c="9"/>&lt;/ns3:virtualSensorDetails&gt;</text:p>
      <text:p text:style-name="sourcecode"><text:s text:c="9"/>&lt;ns3:virtualSensorDetails ns1:vsname="memorymonitorvs" xmlns:ns1="http://standard.webservice.gsn/xsd"&gt;</text:p>
      <text:p text:style-name="sourcecode"><text:s text:c="12"/>&lt;ns1:addressing&gt;</text:p>
      <text:p text:style-name="sourcecode"><text:s text:c="15"/>&lt;ns1:predicates ns1:name="geographical"&gt;Not Specified, please edit the file</text:p>
      <text:p text:style-name="sourcecode"><text:tab/><text:tab/><text:tab/>$INSTALL_PATH/virtual-sensors/memoryDataVS.xml&lt;/ns1:predicates&gt;</text:p>
      <text:p text:style-name="sourcecode"><text:s text:c="15"/>&lt;ns1:predicates ns1:name="LATITUDE"&gt;37.5419&lt;/ns1:predicates&gt;</text:p>
      <text:p text:style-name="sourcecode"><text:s text:c="15"/>&lt;ns1:predicates ns1:name="LONGITUDE"&gt;-122.1419&lt;/ns1:predicates&gt;</text:p>
      <text:p text:style-name="sourcecode"><text:s text:c="12"/>&lt;/ns1:addressing&gt;</text:p>
      <text:p text:style-name="sourcecode"><text:s text:c="12"/>&lt;ns1:info&gt;</text:p>
      <text:p text:style-name="sourcecode"><text:s text:c="15"/>&lt;ns1:description&gt;Not Specified, please edit the file</text:p>
      <text:p text:style-name="sourcecode"><text:tab/><text:tab/>$INSTALL_PATH/virtual-sensors/memoryDataVS.xml&lt;/ns1:description&gt;</text:p>
      <text:p text:style-name="sourcecode"><text:s text:c="12"/>&lt;/ns1:info&gt;</text:p>
      <text:p text:style-name="sourcecode"><text:s text:c="9"/>&lt;/ns3:virtualSensorDetails&gt;</text:p>
      <text:p text:style-name="sourcecode"><text:s text:c="6"/>&lt;/ns3:getVirtualSensorsDetailsResponse&gt;</text:p>
      <text:p text:style-name="sourcecode"><text:s text:c="3"/>&lt;/soapenv:Body&gt;</text:p>
      <text:p text:style-name="sourcecode">&lt;/soapenv:Envelope&gt;</text:p>
      <text:p text:style-name="P1"/>
      <text:h text:style-name="Heading_20_3" text:outline-level="3">createVirtualSensor</text:h>
      <text:h text:style-name="Heading_20_4" text:outline-level="4">Definition</text:h>
      <text:p text:style-name="Standard">Creates and loads a Virtual Sensor in GSN. Returns false if GSN failed to load the virtual sensor. This could be because of the following reasons</text:p>
      <text:p text:style-name="Standard"/>
      <text:list xml:id="list253951140" text:style-name="L2">
        <text:list-item>
          <text:p text:style-name="P4">There is an error in the xml configuration file sent.</text:p>
        </text:list-item>
        <text:list-item>
          <text:p text:style-name="P4">The virtual sensor already exists.</text:p>
        </text:list-item>
      </text:list>
      <text:h text:style-name="Heading_20_4" text:outline-level="4">Input Parameters</text:h>
      <text:list xml:id="list676628859" text:continue-list="list1124047643" text:style-name="L1">
        <text:list-item>
          <text:p text:style-name="P6"><text:span text:style-name="T1">String vsname</text:span><text:span text:style-name="T2"> – The name of the Virtual Sensor XML description file to be created (without the extension).</text:span></text:p>
        </text:list-item>
        <text:list-item>
          <text:p text:style-name="P6"><text:span text:style-name="T1">String descriptionFileContent</text:span><text:span text:style-name="T2"> – The XML content of the description file to be created. </text:span></text:p>
        </text:list-item>
      </text:list>
      <text:h text:style-name="Heading_20_4" text:outline-level="4">Example</text:h>
      <text:p text:style-name="P2">Request</text:p>
      <text:p text:style-name="sourcecode">&lt;soap:Envelope xmlns:soap="http://www.w3.org/2003/05/soap-envelope" xmlns:stan="http://standard.webservice.gsn"&gt;</text:p>
      <text:p text:style-name="sourcecode"><text:s text:c="3"/>&lt;soap:Header/&gt;</text:p>
      <text:p text:style-name="sourcecode"><text:s text:c="3"/>&lt;soap:Body&gt;</text:p>
      <text:p text:style-name="sourcecode"><text:s text:c="6"/>&lt;stan:createVirtualSensor stan:vsname="memoryusage3"&gt;</text:p>
      <text:p text:style-name="sourcecode"><text:s text:c="9"/>&lt;stan:descriptionFileContent&gt;</text:p>
      <text:p text:style-name="sourcecode">&lt;![CDATA[</text:p>
      <text:p text:style-name="sourcecode">&lt;virtual-sensor name="memoryusage3" priority="10" &gt;</text:p>
      <text:p text:style-name="sourcecode"><text:s text:c="4"/>&lt;processing-class&gt;</text:p>
      <text:p text:style-name="sourcecode"><text:s text:c="7"/>&lt;class-name&gt;gsn.vsensor.BridgeVirtualSensor&lt;/class-name&gt;</text:p>
      <text:p text:style-name="sourcecode"><text:s text:c="7"/>&lt;init-params/&gt;</text:p>
      <text:p text:style-name="sourcecode"><text:s text:c="4"/>&lt;output-structure&gt;</text:p>
      <text:p text:style-name="sourcecode"><text:s text:c="8"/>&lt;field name="HEAP" type="bigint"/&gt;</text:p>
      <text:p text:style-name="sourcecode"><text:soft-page-break/><text:s text:c="4"/>&lt;/output-structure&gt;</text:p>
      <text:p text:style-name="sourcecode"><text:s text:c="4"/>&lt;/processing-class&gt;</text:p>
      <text:p text:style-name="sourcecode"><text:s text:c="4"/>&lt;description&gt;this VS reports the memory usage at the local machine every 1100 ms&lt;/description&gt;</text:p>
      <text:p text:style-name="sourcecode"><text:s text:c="4"/>&lt;life-cycle pool-size="10" /&gt;</text:p>
      <text:p text:style-name="sourcecode"><text:s text:c="4"/>&lt;addressing&gt;</text:p>
      <text:p text:style-name="sourcecode"><text:s text:c="10"/>&lt;/addressing&gt;</text:p>
      <text:p text:style-name="sourcecode"><text:s text:c="4"/>&lt;storage /&gt;</text:p>
      <text:p text:style-name="sourcecode"><text:s text:c="4"/>&lt;streams&gt;</text:p>
      <text:p text:style-name="sourcecode"><text:s text:c="8"/>&lt;stream name="data"&gt;</text:p>
      <text:p text:style-name="sourcecode"><text:s text:c="12"/>&lt;source alias="mem" storage-size="1" sampling-rate="1"&gt;</text:p>
      <text:p text:style-name="sourcecode"><text:s text:c="16"/>&lt;address wrapper="memory-usage"&gt;</text:p>
      <text:p text:style-name="sourcecode"><text:s text:c="20"/>&lt;predicate key="HOST"&gt;localhost&lt;/predicate&gt;</text:p>
      <text:p text:style-name="sourcecode"><text:s text:c="20"/>&lt;predicate key="PORT"&gt;22001&lt;/predicate&gt;</text:p>
      <text:p text:style-name="sourcecode"><text:s text:c="20"/>&lt;predicate key="sampling-rate"&gt;1100&lt;/predicate&gt;</text:p>
      <text:p text:style-name="sourcecode"><text:s text:c="16"/>&lt;/address&gt;</text:p>
      <text:p text:style-name="sourcecode"><text:s text:c="16"/>&lt;query&gt;select HEAP from wrapper&lt;/query&gt;</text:p>
      <text:p text:style-name="sourcecode"><text:s text:c="12"/>&lt;/source&gt;</text:p>
      <text:p text:style-name="sourcecode"><text:s text:c="8"/>&lt;query&gt;select * from mem&lt;/query&gt;</text:p>
      <text:p text:style-name="sourcecode"><text:s text:c="8"/>&lt;/stream&gt;</text:p>
      <text:p text:style-name="sourcecode"><text:s text:c="4"/>&lt;/streams&gt;</text:p>
      <text:p text:style-name="sourcecode">&lt;/virtual-sensor&gt; <text:s text:c="8"/></text:p>
      <text:p text:style-name="sourcecode">]]&gt;</text:p>
      <text:p text:style-name="sourcecode"><text:s text:c="9"/>&lt;/stan:descriptionFileContent&gt;</text:p>
      <text:p text:style-name="sourcecode"><text:s text:c="6"/>&lt;/stan:createVirtualSensor&gt;</text:p>
      <text:p text:style-name="sourcecode"><text:s text:c="3"/>&lt;/soap:Body&gt;</text:p>
      <text:p text:style-name="sourcecode">&lt;/soap:Envelope&gt;</text:p>
      <text:p text:style-name="sourcecode"/>
      <text:p text:style-name="P1">Response</text:p>
      <text:p text:style-name="sourcecode">&lt;soapenv:Envelope xmlns:soapenv="http://www.w3.org/2003/05/soap-envelope"&gt;</text:p>
      <text:p text:style-name="sourcecode"><text:s text:c="3"/>&lt;soapenv:Body&gt;</text:p>
      <text:p text:style-name="sourcecode"><text:s text:c="6"/>&lt;ns3:createVirtualSensorResponse xmlns:ns3="http://standard.webservice.gsn"&gt;</text:p>
      <text:p text:style-name="sourcecode"><text:s text:c="9"/>&lt;ns3:status&gt;true&lt;/ns3:status&gt;</text:p>
      <text:p text:style-name="sourcecode"><text:s text:c="6"/>&lt;/ns3:createVirtualSensorResponse&gt;</text:p>
      <text:p text:style-name="sourcecode"><text:s text:c="3"/>&lt;/soapenv:Body&gt;</text:p>
      <text:p text:style-name="sourcecode">&lt;/soapenv:Envelope&gt;</text:p>
      <text:p text:style-name="Text_20_body"/>
      <text:h text:style-name="Heading_20_3" text:outline-level="3">deleteVirtualSensor</text:h>
      <text:h text:style-name="Heading_20_4" text:outline-level="4">Definition</text:h>
      <text:p text:style-name="Standard">Unload a Virtual Sensor and delete its XML description file. Returns false if GSN failed to delete the file because it did not exist.</text:p>
      <text:h text:style-name="Heading_20_4" text:outline-level="4">Input Parameters</text:h>
      <text:list xml:id="list140540056" text:style-name="L3">
        <text:list-item>
          <text:p text:style-name="P7"><text:span text:style-name="T1">String vsname</text:span><text:span text:style-name="T2"> – The name of the Virtual Sensor XML description file to be deleted (without the extension).</text:span></text:p>
        </text:list-item>
      </text:list>
      <text:h text:style-name="Heading_20_4" text:outline-level="4">Example</text:h>
      <text:p text:style-name="P2">Request</text:p>
      <text:p text:style-name="sourcecode">&lt;soap:Envelope xmlns:soap="http://www.w3.org/2003/05/soap-envelope" xmlns:stan="http://standard.webservice.gsn"&gt;</text:p>
      <text:p text:style-name="sourcecode"><text:s text:c="3"/>&lt;soap:Header/&gt;</text:p>
      <text:p text:style-name="sourcecode"><text:s text:c="3"/>&lt;soap:Body&gt;</text:p>
      <text:p text:style-name="sourcecode"><text:s text:c="6"/>&lt;stan:deleteVirtualSensor stan:vsname="memoryusage3"/&gt;</text:p>
      <text:p text:style-name="sourcecode"><text:s text:c="3"/>&lt;/soap:Body&gt;</text:p>
      <text:p text:style-name="sourcecode">&lt;/soap:Envelope&gt;</text:p>
      <text:p text:style-name="sourcecode"/>
      <text:p text:style-name="P1">Response</text:p>
      <text:p text:style-name="sourcecode">&lt;soapenv:Envelope xmlns:soapenv="http://www.w3.org/2003/05/soap-envelope"&gt;</text:p>
      <text:p text:style-name="sourcecode"><text:s text:c="3"/>&lt;soapenv:Body&gt;</text:p>
      <text:p text:style-name="sourcecode"><text:s text:c="6"/>&lt;ns3:deleteVirtualSensorResponse xmlns:ns3="http://standard.webservice.gsn"&gt;</text:p>
      <text:p text:style-name="sourcecode"><text:s text:c="9"/>&lt;ns3:status&gt;true&lt;/ns3:status&gt;</text:p>
      <text:p text:style-name="sourcecode"><text:s text:c="6"/>&lt;/ns3:deleteVirtualSensorResponse&gt;</text:p>
      <text:p text:style-name="sourcecode"><text:s text:c="3"/>&lt;/soapenv:Body&gt;</text:p>
      <text:p text:style-name="sourcecode">&lt;/soapenv:Envelope&gt;</text:p>
      <text:p text:style-name="sourcecode"/>
      <text:h text:style-name="Heading_20_3" text:outline-level="3">registerQuery</text:h>
      <text:h text:style-name="Heading_20_4" text:outline-level="4">Definition</text:h>
      <text:p text:style-name="Standard">Register a query over a set of already existing virtual sensors. The query is implemented by creating a new virtual sensor doing the bridge between the set of virtual sensors in the query.</text:p>
      <text:h text:style-name="Heading_20_4" text:outline-level="4"><text:soft-page-break/>Input Parameters</text:h>
      <text:list xml:id="list928770763" text:continue-numbering="true" text:style-name="L3">
        <text:list-item>
          <text:p text:style-name="P7"><text:span text:style-name="T1">String queryName</text:span><text:span text:style-name="T2"> – The name of the query (this name is also used for creating the virtual sensor implementing the query)</text:span></text:p>
        </text:list-item>
        <text:list-item>
          <text:p text:style-name="P7"><text:span text:style-name="T1">String query</text:span><text:span text:style-name="T2"> – The query to be executed over the set of virtual sensors.</text:span></text:p>
        </text:list-item>
        <text:list-item>
          <text:p text:style-name="P7"><text:span text:style-name="T1">OutputStructure outputStructure</text:span><text:span text:style-name="T2"> – The output structure of the query.</text:span></text:p>
        </text:list-item>
        <text:list-item>
          <text:p text:style-name="P7"><text:span text:style-name="T1">String[] vsnames</text:span><text:span text:style-name="T2"> – The names of the virtual sensors involved in the query.</text:span></text:p>
        </text:list-item>
      </text:list>
      <text:h text:style-name="Heading_20_4" text:outline-level="4">Example</text:h>
      <text:p text:style-name="P2">Request</text:p>
      <text:p text:style-name="sourcecode">&lt;soap:Envelope xmlns:soap="http://www.w3.org/2003/05/soap-envelope" xmlns:stan="http://standard.webservice.gsn" xmlns:xsd="http://standard.webservice.gsn/xsd"&gt;</text:p>
      <text:p text:style-name="sourcecode"><text:s text:c="3"/>&lt;soap:Header/&gt;</text:p>
      <text:p text:style-name="sourcecode"><text:s text:c="3"/>&lt;soap:Body&gt;</text:p>
      <text:p text:style-name="sourcecode"><text:s text:c="6"/>&lt;stan:registerQuery stan:queryName="myquery1" stan:query="select memorymonitorvs.heap as heap1, memoryusage3.heap as heap2 from memorymonitorvs, memoryusage3"&gt;</text:p>
      <text:p text:style-name="sourcecode"><text:s text:c="9"/>&lt;!--Zero or more repetitions:--&gt;</text:p>
      <text:p text:style-name="sourcecode"><text:s text:c="9"/>&lt;stan:outputStructure xsd:name="heap1" xsd:type="bigint" xsd:description="This field comes from the memorymonitorvs"/&gt;</text:p>
      <text:p text:style-name="sourcecode"><text:s text:c="9"/>&lt;stan:outputStructure xsd:name="heap2" xsd:type="bigint" xsd:description="This field comes from the memoryusage3"/&gt;</text:p>
      <text:p text:style-name="sourcecode"><text:s text:c="9"/>&lt;!--Zero or more repetitions:--&gt;</text:p>
      <text:p text:style-name="sourcecode"><text:s text:c="9"/>&lt;stan:vsnames&gt;memorymonitorvs&lt;/stan:vsnames&gt;</text:p>
      <text:p text:style-name="sourcecode"><text:s text:c="9"/>&lt;stan:vsnames&gt;memoryusage3&lt;/stan:vsnames&gt;</text:p>
      <text:p text:style-name="sourcecode"><text:s text:c="6"/>&lt;/stan:registerQuery&gt;</text:p>
      <text:p text:style-name="sourcecode"><text:s text:c="3"/>&lt;/soap:Body&gt;</text:p>
      <text:p text:style-name="sourcecode">&lt;/soap:Envelope&gt;</text:p>
      <text:p text:style-name="sourcecode"/>
      <text:p text:style-name="P1">Response</text:p>
      <text:p text:style-name="sourcecode">&lt;soapenv:Envelope xmlns:soapenv="http://www.w3.org/2003/05/soap-envelope"&gt;</text:p>
      <text:p text:style-name="sourcecode"><text:s text:c="3"/>&lt;soapenv:Body&gt;</text:p>
      <text:p text:style-name="sourcecode"><text:s text:c="6"/>&lt;ns3:registerQueryResponse xmlns:ns3="http://standard.webservice.gsn"&gt;</text:p>
      <text:p text:style-name="sourcecode"><text:s text:c="9"/>&lt;ns3:status&gt;true&lt;/ns3:status&gt;</text:p>
      <text:p text:style-name="sourcecode"><text:s text:c="6"/>&lt;/ns3:registerQueryResponse&gt;</text:p>
      <text:p text:style-name="sourcecode"><text:s text:c="3"/>&lt;/soapenv:Body&gt;</text:p>
      <text:p text:style-name="sourcecode">&lt;/soapenv:Envelope&gt;</text:p>
      <text:p text:style-name="Text_20_body"/>
      <text:h text:style-name="Heading_20_3" text:outline-level="3">unregisterQuery</text:h>
      <text:h text:style-name="Heading_20_4" text:outline-level="4">Definition</text:h>
      <text:p text:style-name="Standard">Unregister a query by deleting the virtual sensor associated to it. Rturn false if the query did not exist or if GSN failed to delete it.</text:p>
      <text:h text:style-name="Heading_20_4" text:outline-level="4">Input Parameters</text:h>
      <text:list xml:id="list1180419732" text:continue-numbering="true" text:style-name="L3">
        <text:list-item>
          <text:p text:style-name="P7"><text:span text:style-name="T1">String queryName</text:span><text:span text:style-name="T2"> – The name of the query (this name is also used for creating the virtual sensor implementing the query)</text:span></text:p>
        </text:list-item>
      </text:list>
      <text:h text:style-name="Heading_20_4" text:outline-level="4">Example</text:h>
      <text:p text:style-name="P2">Request</text:p>
      <text:p text:style-name="sourcecode">&lt;soap:Envelope xmlns:soap="http://www.w3.org/2003/05/soap-envelope" xmlns:stan="http://standard.webservice.gsn"&gt;</text:p>
      <text:p text:style-name="sourcecode"><text:s text:c="3"/>&lt;soap:Header/&gt;</text:p>
      <text:p text:style-name="sourcecode"><text:s text:c="3"/>&lt;soap:Body&gt;</text:p>
      <text:p text:style-name="sourcecode"><text:s text:c="6"/>&lt;stan:unregisterQuery&gt;</text:p>
      <text:p text:style-name="sourcecode"><text:s text:c="9"/>&lt;stan:queryName&gt;myquery1&lt;/stan:queryName&gt;</text:p>
      <text:p text:style-name="sourcecode"><text:s text:c="6"/>&lt;/stan:unregisterQuery&gt;</text:p>
      <text:p text:style-name="sourcecode"><text:s text:c="3"/>&lt;/soap:Body&gt;</text:p>
      <text:p text:style-name="sourcecode">&lt;/soap:Envelope&gt;</text:p>
      <text:p text:style-name="sourcecode"/>
      <text:p text:style-name="P1">Response</text:p>
      <text:p text:style-name="sourcecode">&lt;soapenv:Envelope xmlns:soapenv="http://www.w3.org/2003/05/soap-envelope"&gt;</text:p>
      <text:p text:style-name="sourcecode"><text:s text:c="3"/>&lt;soapenv:Body&gt;</text:p>
      <text:p text:style-name="sourcecode"><text:s text:c="6"/>&lt;ns3:unregisterQueryResponse xmlns:ns3="http://standard.webservice.gsn"&gt;</text:p>
      <text:p text:style-name="sourcecode"><text:s text:c="9"/>&lt;ns3:status&gt;true&lt;/ns3:status&gt;</text:p>
      <text:p text:style-name="sourcecode"><text:s text:c="6"/>&lt;/ns3:unregisterQueryResponse&gt;</text:p>
      <text:p text:style-name="sourcecode"><text:s text:c="3"/>&lt;/soapenv:Body&gt;</text:p>
      <text:p text:style-name="sourcecode">&lt;/soapenv:Envelope&gt;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Mono" svg:font-family="Mono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 fo:padding="0in" fo:border-left="none" fo:border-right="none" fo:border-top="none" fo:border-bottom="0.0071in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sourcecode" style:family="paragraph" style:parent-style-name="Preformatted_20_Text" style:master-page-name="">
      <style:paragraph-properties style:page-number="auto"/>
      <style:text-properties style:font-name="Mono" fo:font-size="7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654in" fo:margin-bottom="0.4654in" fo:margin-left="0.4929in" fo:margin-right="0.451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mothee Maret</meta:initial-creator>
    <meta:creation-date>2010-04-27T09:59:23</meta:creation-date>
    <meta:generator>OpenOffice.org/3.1$Linux OpenOffice.org_project/310m19$Build-9420</meta:generator>
    <dc:date>2010-05-03T12:57:54</dc:date>
    <dc:creator>Timothee Maret</dc:creator>
    <meta:editing-duration>PT04H40M31S</meta:editing-duration>
    <meta:editing-cycles>130</meta:editing-cycles>
    <meta:document-statistic meta:table-count="3" meta:image-count="0" meta:object-count="0" meta:page-count="8" meta:paragraph-count="394" meta:word-count="1582" meta:character-count="19582"/>
  </office:meta>
</office:document-meta>
</file>